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fo:font-size="13pt" style:font-size-asian="13pt" style:font-size-complex="13pt"/>
    </style:style>
    <style:style style:name="P7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y 2</text:p>
      <text:p text:style-name="Standard">05/10/11</text:p>
      <text:p text:style-name="Standard"/>
      <text:p text:style-name="P1">Linux: Command-Line Arguments:</text:p>
      <text:p text:style-name="Standard"/>
      <text:p text:style-name="Standard">Ex: cp myfile.text yourfile.text</text:p>
      <text:p text:style-name="Standard"/>
      <text:p text:style-name="Standard">import sys</text:p>
      <text:p text:style-name="Standard"/>
      <text:p text:style-name="Standard">print sys.argv</text:p>
      <text:p text:style-name="Standard"/>
      <text:p text:style-name="Standard">def printUsage:</text:p>
      <text:p text:style-name="Standard"><text:tab/>print ''' USAGE: sfdjsalkjfdaslfja”</text:p>
      <text:p text:style-name="Standard"/>
      <text:p text:style-name="Standard">if len(sys.argv)&gt;1:</text:p>
      <text:p text:style-name="Standard"><text:tab/>print dsadasdsadsa</text:p>
      <text:p text:style-name="Standard">else:</text:p>
      <text:p text:style-name="Standard"><text:tab/>printUsage()</text:p>
      <text:p text:style-name="Standard"/>
      <text:p text:style-name="P1">EMACS:</text:p>
      <text:p text:style-name="Standard">emacs -nw ← no window</text:p>
      <text:p text:style-name="Standard">emacs -nw test.py</text:p>
      <text:p text:style-name="Standard">emacs -nw test.py yourtest.py</text:p>
      <text:p text:style-name="Standard"/>
      <text:p text:style-name="Standard">alias e=“emacs -nw”</text:p>
      <text:p text:style-name="Standard"/>
      <text:p text:style-name="Standard">edit ~/.bashrc</text:p>
      <text:p text:style-name="Standard"/>
      <text:p text:style-name="Standard">add alias e = “emacs -nw” at bottom</text:p>
      <text:p text:style-name="Standard"/>
      <text:p text:style-name="Standard">M is alt</text:p>
      <text:p text:style-name="Standard">ctrl x ctrl ___ is C x C ____</text:p>
      <text:p text:style-name="P6"/>
      <text:p text:style-name="P7">Python:</text:p>
      <text:p text:style-name="P4"/>
      <text:p text:style-name="P4">Mutability:</text:p>
      <text:p text:style-name="P5">strings are immutable; lists are mutable</text:p>
      <text:p text:style-name="P5"/>
      <text:p text:style-name="P5">tuples are immutable</text:p>
      <text:p text:style-name="P5">my_tuple = (1, 2, 3, 4)</text:p>
      <text:p text:style-name="P5"/>
      <text:p text:style-name="P3">Want to append to a tuple? Create a new one!:</text:p>
      <text:p text:style-name="P5">my_tuple = my_tuple + (15,)</text:p>
      <text:p text:style-name="P5"/>
      <text:p text:style-name="P3">Unpacking:</text:p>
      <text:p text:style-name="P5">my_tuple = (1, 2, 3)</text:p>
      <text:p text:style-name="P5">x,y,z = my_tuple</text:p>
      <text:p text:style-name="P5"/>
      <text:p text:style-name="P5">print x ← x = 1</text:p>
      <text:p text:style-name="P5"><text:soft-page-break/>x, y =x, y <text:s text:c="2"/>← switches variables!</text:p>
      <text:p text:style-name="P5"/>
      <text:p text:style-name="P5">Lists are mutable and homogeneous</text:p>
      <text:p text:style-name="P5">Tuples are immutable and heterogeneous</text:p>
      <text:p text:style-name="P5"><text:tab/>-tuples have structure (time example)</text:p>
      <text:p text:style-name="P5"/>
      <text:p text:style-name="P2">Dictionaries:</text:p>
      <text:p text:style-name="P5"/>
      <text:p text:style-name="P5">mercant_items = {“sword”:100, </text:p>
      <text:p text:style-name="P5"><text:tab/><text:tab/> <text:s text:c="5"/>“shield”:79}</text:p>
      <text:p text:style-name="P5"/>
      <text:p text:style-name="P5">cost = merchant_items[“pajamas”]</text:p>
      <text:p text:style-name="P5">print “the Pjs cost %d” % (cost)</text:p>
      <text:p text:style-name="P5">OR</text:p>
      <text:p text:style-name="P5">print “The Pjs cost {cost}”.format(cost=cost)<text:line-break/></text:p>
      <text:p text:style-name="P5">merchant_items[“warhammer”] =500</text:p>
      <text:p text:style-name="P5">merchant_items[“warhammer”] = 300</text:p>
      <text:p text:style-name="P5">del merchant_items[“warhammer”] </text:p>
      <text:p text:style-name="P5">print len(merchant_items)</text:p>
      <text:p text:style-name="P5"/>
      <text:p text:style-name="P5">keys = merchant_items.keys()</text:p>
      <text:p text:style-name="P5">values = merchant_items.values()</text:p>
      <text:p text:style-name="P5"/>
      <text:p text:style-name="P5">items = mercahnt_items.items()</text:p>
      <text:p text:style-name="P5"><text:tab/>-list of tuples (key values are tuples)</text:p>
      <text:p text:style-name="P5"/>
      <text:p text:style-name="P5">for key in merchant_items.keys():</text:p>
      <text:p text:style-name="P5"><text:tab/> -= </text:p>
      <text:p text:style-name="P5"/>
      <text:p text:style-name="P5">for key, value in merchant_items.items():</text:p>
      <text:p text:style-name="P5"><text:tab/>print key, value</text:p>
      <text:p text:style-name="P5"/>
      <text:p text:style-name="P5">if merchant_items.has_key(“______”):</text:p>
      <text:p text:style-name="P5">OR</text:p>
      <text:p text:style-name="P5">if '___________' in merchant_items</text:p>
      <text:p text:style-name="P5"/>
      <text:p text:style-name="P4">what can be keys?:</text:p>
      <text:p text:style-name="P5">Strings, tuples, True/False, 10</text:p>
      <text:p text:style-name="P5">x=76</text:p>
      <text:p text:style-name="P5">my_dictionary[x] = “trombones”</text:p>
      <text:p text:style-name="P5"/>
      <text:p text:style-name="P5">x=110</text:p>
      <text:p text:style-name="P5"/>
      <text:p text:style-name="P5">print my_dictionary[x] ERROR</text:p>
      <text:p text:style-name="P5">print my_dictionary[76]</text:p>
      <text:p text:style-name="P5"><text:tab/>“trombones”</text:p>
      <text:p text:style-name="P5"/>
      <text:p text:style-name="P5">matrix.get((2,4), 0) Returns 0 if key doesn't exist</text:p>
      <text:p text:style-name="P5"><text:soft-page-break/></text:p>
      <text:p text:style-name="P2">File I/O:</text:p>
      <text:p text:style-name="P5">my_file = open(“myfile.txt”, “r”)</text:p>
      <text:p text:style-name="P5">print type(my_file)</text:p>
      <text:p text:style-name="P5"/>
      <text:p text:style-name="P5">for line in my_file:</text:p>
      <text:p text:style-name="P5"><text:tab/>print line</text:p>
      <text:p text:style-name="P5"/>
      <text:p text:style-name="P5">my_file.close()</text:p>
      <text:p text:style-name="P5"/>
      <text:p text:style-name="P5">my_file = open(“myfile.txt”, “r”)</text:p>
      <text:p text:style-name="P5">all_text = my_file.read()</text:p>
      <text:p text:style-name="P5"/>
      <text:p text:style-name="P5">line = my_file.readline()</text:p>
      <text:p text:style-name="P5"/>
      <text:p text:style-name="P5">my_file.seek(24)</text:p>
      <text:p text:style-name="P5">line = my_file.readline() ← reads from position 24</text:p>
      <text:p text:style-name="P5"/>
      <text:p text:style-name="P5">my_file = open(myfile.txt”, “a”) ← appends to the end of the </text:p>
      <text:p text:style-name="P5">my_file.write(“hello, world!”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</meta:initial-creator>
    <meta:creation-date>2011-10-05T09:34:29</meta:creation-date>
    <dc:date>2011-10-06T09:34:21</dc:date>
    <dc:creator>Stephen </dc:creator>
    <meta:editing-duration>PT1H5M22S</meta:editing-duration>
    <meta:editing-cycles>11</meta:editing-cycles>
    <meta:generator>LibreOffice/3.3$Linux LibreOffice_project/330m19$Build-301</meta:generator>
    <meta:document-statistic meta:table-count="0" meta:image-count="0" meta:object-count="0" meta:page-count="3" meta:paragraph-count="80" meta:word-count="282" meta:character-count="1905"/>
  </office:meta>
</office:document-meta>
</file>